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_20__28_user_29_">
      <style:text-properties fo:font-size="14pt" fo:font-weight="bold" officeooo:paragraph-rsid="001cea2f" style:font-size-asian="14pt" style:font-weight-asian="bold" style:font-size-complex="14pt" style:font-weight-complex="bold"/>
    </style:style>
    <style:style style:name="P2" style:family="paragraph" style:parent-style-name="Standard_20__28_user_29_">
      <style:text-properties fo:font-weight="bold" officeooo:paragraph-rsid="001cea2f" style:font-weight-asian="bold" style:font-weight-complex="bold"/>
    </style:style>
    <style:style style:name="P3" style:family="paragraph" style:parent-style-name="Standard_20__28_user_29_">
      <style:text-properties fo:font-weight="bold" officeooo:rsid="001d72fe" officeooo:paragraph-rsid="001d72fe" style:font-weight-asian="bold" style:font-weight-complex="bold"/>
    </style:style>
    <style:style style:name="P4" style:family="paragraph" style:parent-style-name="Standard_20__28_user_29_">
      <style:text-properties fo:font-weight="bold" officeooo:rsid="002095e8" officeooo:paragraph-rsid="002095e8" style:font-weight-asian="bold" style:font-weight-complex="bold"/>
    </style:style>
    <style:style style:name="P5" style:family="paragraph" style:parent-style-name="Standard_20__28_user_29_">
      <style:text-properties officeooo:paragraph-rsid="001cea2f"/>
    </style:style>
    <style:style style:name="P6" style:family="paragraph" style:parent-style-name="Standard_20__28_user_29_">
      <style:text-properties officeooo:paragraph-rsid="001d72fe"/>
    </style:style>
    <style:style style:name="P7" style:family="paragraph" style:parent-style-name="Standard_20__28_user_29_">
      <style:text-properties officeooo:paragraph-rsid="001fe005"/>
    </style:style>
    <style:style style:name="P8" style:family="paragraph" style:parent-style-name="Standard_20__28_user_29_">
      <style:text-properties officeooo:paragraph-rsid="002095e8"/>
    </style:style>
    <style:style style:name="P9" style:family="paragraph" style:parent-style-name="Standard_20__28_user_29_">
      <style:text-properties officeooo:paragraph-rsid="00243859"/>
    </style:style>
    <style:style style:name="P10" style:family="paragraph" style:parent-style-name="Standard_20__28_user_29_">
      <style:text-properties officeooo:paragraph-rsid="00243e3d"/>
    </style:style>
    <style:style style:name="P11" style:family="paragraph" style:parent-style-name="Standard_20__28_user_29_" style:master-page-name="Standard">
      <style:paragraph-properties style:page-number="auto"/>
      <style:text-properties fo:font-size="14pt" fo:font-weight="bold" officeooo:paragraph-rsid="001cea2f" style:font-size-asian="14pt" style:font-weight-asian="bold" style:font-size-complex="14pt" style:font-weight-complex="bold"/>
    </style:style>
    <style:style style:name="P12" style:family="paragraph" style:parent-style-name="Standard_20__28_user_29_">
      <style:text-properties fo:font-weight="bold" officeooo:paragraph-rsid="001cea2f" style:font-weight-asian="bold" style:font-weight-complex="bold"/>
    </style:style>
    <style:style style:name="P13" style:family="paragraph" style:parent-style-name="Standard_20__28_user_29_" style:list-style-name="WWNum2">
      <style:text-properties officeooo:paragraph-rsid="001cea2f"/>
    </style:style>
    <style:style style:name="P14" style:family="paragraph" style:parent-style-name="Standard_20__28_user_29_" style:list-style-name="WWNum2">
      <style:text-properties officeooo:paragraph-rsid="0021384b"/>
    </style:style>
    <style:style style:name="P15" style:family="paragraph" style:parent-style-name="Standard_20__28_user_29_" style:list-style-name="WWNum3">
      <style:text-properties officeooo:paragraph-rsid="001cea2f"/>
    </style:style>
    <style:style style:name="T1" style:family="text">
      <style:text-properties fo:font-weight="bold" style:font-weight-asian="bold" style:font-weight-complex="bold"/>
    </style:style>
    <style:style style:name="T2" style:family="text">
      <style:text-properties fo:font-weight="bold" officeooo:rsid="001cea2f" style:font-weight-asian="bold" style:font-weight-complex="bold"/>
    </style:style>
    <style:style style:name="T3" style:family="text">
      <style:text-properties fo:font-weight="bold" officeooo:rsid="001d72fe" style:font-weight-asian="bold" style:font-weight-complex="bold"/>
    </style:style>
    <style:style style:name="T4" style:family="text">
      <style:text-properties fo:font-weight="bold" officeooo:rsid="001e356f" style:font-weight-asian="bold" style:font-weight-complex="bold"/>
    </style:style>
    <style:style style:name="T5" style:family="text">
      <style:text-properties fo:font-weight="bold" officeooo:rsid="001fe005" style:font-weight-asian="bold" style:font-weight-complex="bold"/>
    </style:style>
    <style:style style:name="T6" style:family="text">
      <style:text-properties fo:font-weight="bold" officeooo:rsid="0021384b" style:font-weight-asian="bold" style:font-weight-complex="bold"/>
    </style:style>
    <style:style style:name="T7" style:family="text">
      <style:text-properties fo:font-weight="bold" officeooo:rsid="00243859" style:font-weight-asian="bold" style:font-weight-complex="bold"/>
    </style:style>
    <style:style style:name="T8" style:family="text">
      <style:text-properties fo:font-weight="bold" officeooo:rsid="00243e3d" style:font-weight-asian="bold" style:font-weight-complex="bold"/>
    </style:style>
    <style:style style:name="T9" style:family="text">
      <style:text-properties fo:font-weight="bold" officeooo:rsid="0028a66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2ea5e" style:font-weight-asian="normal" style:font-weight-complex="normal"/>
    </style:style>
    <style:style style:name="T12" style:family="text">
      <style:text-properties fo:font-weight="normal" officeooo:rsid="001d72fe" style:font-weight-asian="normal" style:font-weight-complex="normal"/>
    </style:style>
    <style:style style:name="T13" style:family="text">
      <style:text-properties fo:font-weight="normal" officeooo:rsid="001fe005" style:font-weight-asian="normal" style:font-weight-complex="normal"/>
    </style:style>
    <style:style style:name="T14" style:family="text">
      <style:text-properties fo:font-weight="normal" officeooo:rsid="002095e8" style:font-weight-asian="normal" style:font-weight-complex="normal"/>
    </style:style>
    <style:style style:name="T15" style:family="text">
      <style:text-properties fo:font-weight="normal" officeooo:rsid="0021384b" style:font-weight-asian="normal" style:font-weight-complex="normal"/>
    </style:style>
    <style:style style:name="T16" style:family="text">
      <style:text-properties fo:font-weight="normal" officeooo:rsid="00243859" style:font-weight-asian="normal" style:font-weight-complex="normal"/>
    </style:style>
    <style:style style:name="T17" style:family="text">
      <style:text-properties fo:font-weight="normal" officeooo:rsid="0026996f" style:font-weight-asian="normal" style:font-weight-complex="normal"/>
    </style:style>
    <style:style style:name="T18" style:family="text">
      <style:text-properties fo:font-weight="normal" officeooo:rsid="0028a664" style:font-weight-asian="normal" style:font-weight-complex="normal"/>
    </style:style>
    <style:style style:name="T19" style:family="text">
      <style:text-properties fo:font-weight="normal" officeooo:rsid="00243e3d" style:font-weight-asian="normal" style:font-weight-complex="normal"/>
    </style:style>
    <style:style style:name="T20" style:family="text">
      <style:text-properties fo:font-weight="normal" officeooo:rsid="0028cff3" style:font-weight-asian="normal" style:font-weight-complex="normal"/>
    </style:style>
    <style:style style:name="T21" style:family="text">
      <style:text-properties officeooo:rsid="001cea2f"/>
    </style:style>
    <style:style style:name="T22" style:family="text">
      <style:text-properties officeooo:rsid="001d72fe"/>
    </style:style>
    <style:style style:name="T23" style:family="text">
      <style:text-properties officeooo:rsid="001e356f"/>
    </style:style>
    <style:style style:name="T24" style:family="text">
      <style:text-properties officeooo:rsid="001fe005"/>
    </style:style>
    <style:style style:name="T25" style:family="text">
      <style:text-properties officeooo:rsid="00243859"/>
    </style:style>
    <style:style style:name="T26" style:family="text">
      <style:text-properties officeooo:rsid="0026996f"/>
    </style:style>
    <style:style style:name="T27" style:family="text">
      <style:text-properties officeooo:rsid="0028cff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sert elements <text:span text:style-name="T21">using mouse</text:span></text:p>
      <text:p text:style-name="P1"/>
      <text:p text:style-name="P5"><text:span text:style-name="T1">Description: </text:span><text:s/>The User enters the names of the nodes and the weight of the edge connecting them, which are then drawn in the graphic view window. The node is always drawn the same, while the edge visualization depends on cases.</text:p>
      <text:p text:style-name="P5"/>
      <text:p text:style-name="P5"><text:span text:style-name="T1">Actors: </text:span>The User</text:p>
      <text:p text:style-name="P5"/>
      <text:p text:style-name="P5"><text:span text:style-name="T1">Preconditions: </text:span>The application is running and the desired direction of the Graph is chosen.</text:p>
      <text:p text:style-name="P5"/>
      <text:p text:style-name="P6"><text:span text:style-name="T1">Postconditions: </text:span><text:span text:style-name="T10">The input is saved internally, the set of edges </text:span><text:span text:style-name="T11">is</text:span><text:span text:style-name="T10"> changed, </text:span><text:span text:style-name="T11">while the set of nodes changes if the user chose to draw the node that was not in the list prior to that moment</text:span><text:span text:style-name="T10"> and </text:span><text:span text:style-name="T11">the changes are </text:span><text:span text:style-name="T10">drawn in the graphic view window accordingly.</text:span></text:p>
      <text:p text:style-name="P5"/>
      <text:p text:style-name="P2">Main scenario:</text:p>
      <text:p text:style-name="P5"><text:span text:style-name="T2">1</text:span> User right-clicks on the graphic view window.</text:p>
      <text:p text:style-name="P3"><text:span text:style-name="T25">2 </text:span><text:span text:style-name="T10">Than, the User can choose between adding a node and adding an edge to the graph.</text:span></text:p>
      <text:p text:style-name="P5"><text:span text:style-name="T3"><text:tab/></text:span><text:span text:style-name="T5">2</text:span><text:span text:style-name="T3">.</text:span><text:span text:style-name="T4">1</text:span><text:span text:style-name="T1"> </text:span><text:span text:style-name="T12">If </text:span><text:span text:style-name="T13">the U</text:span><text:span text:style-name="T12">ser</text:span> selects <text:s/>the “Add node” option:</text:p>
      <text:p text:style-name="P7"><text:span text:style-name="T4"><text:tab/><text:tab/></text:span><text:span text:style-name="T7">2.1</text:span><text:span text:style-name="T5">.1 </text:span>The User can name the node <text:span text:style-name="T24">by entering its name</text:span>.</text:p>
      <text:p text:style-name="P7"><text:span text:style-name="T4"><text:tab/><text:tab/><text:tab/></text:span><text:span text:style-name="T7">2.1.1.1</text:span><text:span text:style-name="T4"> </text:span>If they choose not to, the node will be named with the first unused positive integer <text:span text:style-name="T22">(that will be converted to string)</text:span>. <text:span text:style-name="T23">Skip to </text:span><text:span text:style-name="T25">2.1.</text:span><text:span text:style-name="T26">2</text:span></text:p>
      <text:p text:style-name="P7"><text:tab/><text:tab/><text:tab/><text:span text:style-name="T7">2.1.1</text:span><text:span text:style-name="T5">.2 </text:span><text:span text:style-name="T13">Otherwise, the node is named as the User requested. Skip to </text:span><text:span text:style-name="T17">2.1.2</text:span></text:p>
      <text:p text:style-name="P5"><text:span text:style-name="T3"><text:tab/><text:tab/></text:span><text:span text:style-name="T5">2.1.2 </text:span>The node is drawn as described in 1.2 <text:span text:style-name="T22">of the </text:span><text:span text:style-name="T12">Insert element using keyboard use case</text:span><text:span text:style-name="T10">.</text:span></text:p>
      <text:p text:style-name="P5"><text:span text:style-name="T3"><text:tab/></text:span><text:span text:style-name="T7">2.2 </text:span><text:span text:style-name="T16">the </text:span>User selects <text:s/>the “Add edge” option.</text:p>
      <text:p text:style-name="P5"><text:span text:style-name="T5"><text:tab/><text:tab/>2.2.1 </text:span>User clicks on the node from which they want the edge to start.</text:p>
      <text:p text:style-name="P9"><text:span text:style-name="T5"><text:tab/><text:tab/>2.2.2</text:span><text:span text:style-name="T1"> </text:span>The line is drawn following the cursor.</text:p>
      <text:p text:style-name="P9"><text:span text:style-name="T7"><text:tab/><text:tab/>2.2.3 </text:span><text:span text:style-name="T17">T</text:span><text:span text:style-name="T16">he </text:span>User clicks on the node on which they want the edge to end.</text:p>
      <text:p text:style-name="P9"><text:tab/><text:tab/><text:tab/><text:span text:style-name="T9">2.2.3.1 </text:span><text:span text:style-name="T18">If the edge already exists, nothing happens in the graphic view, but the message is shown to the User. </text:span><text:span text:style-name="T20">Skip to 1</text:span></text:p>
      <text:p text:style-name="P10"><text:tab/><text:tab/><text:tab/><text:span text:style-name="T7">2.2.</text:span><text:span text:style-name="T9">3.2</text:span><text:span text:style-name="T18"> Otherwise,</text:span><text:span text:style-name="T19"> </text:span><text:span text:style-name="T18">t</text:span>he edge is drawn accordingly, depending on the direction of the graph (See Graph Settings use case). <text:span text:style-name="T27">Skip to 2.2.5</text:span></text:p>
      <text:p text:style-name="P9"><text:span text:style-name="T7"><text:tab/><text:tab/>2.2.</text:span><text:span text:style-name="T8">5 </text:span><text:span text:style-name="T16">The User can add weight to the edge.</text:span></text:p>
      <text:p text:style-name="P9"><text:span text:style-name="T16"><text:tab/><text:tab/><text:tab/></text:span><text:span text:style-name="T7">2.2.</text:span><text:span text:style-name="T8">5</text:span><text:span text:style-name="T7">.1</text:span><text:span text:style-name="T16"> If they choose not to, the weight will be set to 1. </text:span><text:span text:style-name="T20">Skip to 2.2.6</text:span></text:p>
      <text:p text:style-name="P9"><text:span text:style-name="T7"><text:tab/><text:tab/><text:tab/>2.2.</text:span><text:span text:style-name="T8">5</text:span><text:span text:style-name="T7">.2<text:tab/> </text:span><text:span text:style-name="T14">Otherwise, the edge weight is set to the number the User </text:span><text:span text:style-name="T17">requested. </text:span><text:span text:style-name="T20">Skip to 2.2.6</text:span></text:p>
      <text:p text:style-name="P8"><text:tab/><text:tab/><text:span text:style-name="T7">2.2.6 </text:span>The edge is added to the edges set.</text:p>
      <text:p text:style-name="P5"/>
      <text:p text:style-name="P5"/>
      <text:p text:style-name="P2">Alternative scenarios:</text:p>
      <text:list xml:id="list2197096749" text:style-name="WWNum2">
        <text:list-item>
          <text:p text:style-name="P13"><text:span text:style-name="T1">Application exit: </text:span>If User exists the application, any input or changes will be lost.</text:p>
        </text:list-item>
        <text:list-item>
          <text:p text:style-name="P13"><text:span text:style-name="T1">Wrong data type: </text:span>If User inputs weight of an edge as non-integer, or zero, an error message is shown.</text:p>
        </text:list-item>
        <text:list-item>
          <text:p text:style-name="P14"><text:span text:style-name="T1">Exceeding the limit: </text:span>If the User wants to add more nodes than currently supported, an error message is shown.<text:tab/></text:p>
        </text:list-item>
        <text:list-item>
          <text:p text:style-name="P14"><text:span text:style-name="T6">Drawing a loop: </text:span><text:span text:style-name="T15">If the User tries to create a loop, an error message is shown.</text:span><text:tab/></text:p>
        </text:list-item>
      </text:list>
      <text:p text:style-name="P5"/>
      <text:p text:style-name="P2">Additional information:</text:p>
      <text:list xml:id="list1356879069" text:style-name="WWNum3">
        <text:list-item>
          <text:p text:style-name="P15">The default weight of an edge is 1.</text:p>
        </text:list-item>
        <text:list-item>
          <text:p text:style-name="P15">Adding negative edges is possible, but will disable some algorithms.</text:p>
        </text:list-item>
      </text:list>
      <text:p text:style-name="P5"/>
      <text:p text:style-name="P4">Spetial request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fo:font-weight="bold" style:font-weight-asian="bold" style:font-weight-complex="bold"/>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fo:font-weight="bold" style:font-weight-asian="bold" style:font-weight-complex="bold"/>
    </style:style>
    <style:style style:name="ListLabel_20_9" style:display-name="ListLabel 9" style:family="text">
      <style:text-properties fo:font-weight="bold" style:font-weight-asian="bold" style:font-weight-complex="bold"/>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7917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1.0417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25in" fo:margin-left="1.2917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1.5417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25in" fo:margin-left="1.7917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25in" fo:margin-left="2.0417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2.2917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25in" fo:margin-left="2.5417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25in" fo:margin-left="2.7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1T22:57:01.466014330</meta:creation-date>
    <dc:date>2022-11-22T00:24:20.318970632</dc:date>
    <meta:editing-duration>PT41M40S</meta:editing-duration>
    <meta:editing-cycles>9</meta:editing-cycles>
    <meta:generator>LibreOffice/6.4.7.2$Linux_X86_64 LibreOffice_project/40$Build-2</meta:generator>
    <meta:document-statistic meta:table-count="0" meta:image-count="0" meta:object-count="0" meta:page-count="1" meta:paragraph-count="32" meta:word-count="450" meta:character-count="2471" meta:non-whitespace-character-count="2019"/>
  </office:meta>
</office:document-meta>
</file>